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.019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4.353cm"/>
    </style:style>
    <style:style style:name="co4" style:family="table-column">
      <style:table-column-properties fo:break-before="auto" style:column-width="5.701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  <style:text-properties fo:color="#ffffff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3399ff"/>
      <style:text-properties fo:color="#ffffff" fo:font-size="16pt" style:font-size-asian="16pt" style:font-size-complex="16pt"/>
    </style:style>
    <style:style style:name="ce3" style:family="table-cell" style:parent-style-name="Default">
      <style:table-cell-properties fo:background-color="#3399ff"/>
      <style:text-properties fo:color="#ffffff" style:font-name="Liberation Sans" fo:font-size="16pt" style:font-name-asian="WenQuanYi Zen Hei Sharp" style:font-size-asian="16pt" style:font-name-complex="Lohit Devanagari" style:font-size-complex="16pt"/>
    </style:style>
    <style:style style:name="ce4" style:family="table-cell" style:parent-style-name="Default">
      <style:table-cell-properties fo:background-color="#009900"/>
      <style:text-properties fo:color="#ffffff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00cc33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3399ff"/>
      <style:text-properties fo:color="#ffffff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end" fo:margin-left="0cm"/>
      <style:text-properties fo:color="#ffffff" fo:font-size="20pt" style:font-size-asian="20pt" style:font-size-complex="20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11" style:family="table-cell" style:parent-style-name="Default">
      <style:table-cell-properties fo:background-color="#009900" style:text-align-source="fix" style:repeat-content="false"/>
      <style:paragraph-properties fo:text-align="end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00cc33" style:text-align-source="fix" style:repeat-content="false"/>
      <style:paragraph-properties fo:text-align="end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3399ff"/>
      <style:text-properties fo:color="#ffffff" fo:font-size="20pt"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ostes Zynthian</text:p>
          </table:table-cell>
          <table:table-cell table:style-name="ce7" office:value-type="string" calcext:value-type="string">
            <text:p>1 unidad</text:p>
          </table:table-cell>
          <table:table-cell table:style-name="ce7" office:value-type="string" calcext:value-type="string">
            <text:p>Envío</text:p>
          </table:table-cell>
          <table:table-cell table:style-name="ce7" office:value-type="string" calcext:value-type="string">
            <text:p>Proveedor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ubtotal</text:p>
          </table:table-cell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Raspberry Pi 2 B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.96" calcext:value-type="float">
            <text:p>4,96</text:p>
          </table:table-cell>
          <table:table-cell table:style-name="ce9" office:value-type="string" calcext:value-type="string">
            <text:p><text:a xlink:href="http://www.raspic.es/" xlink:type="simple">www.raspic.es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2]*[.E2]"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D Card 8GB (class 10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???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3]+[.C3])*[.E3]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ifiBerry DAC+ RC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://www.hifiberry.com/" xlink:type="simple">www.hifiberry.com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4]+[.C4])*[.E4]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afruit PiTFT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.96" calcext:value-type="float">
            <text:p>4,96</text:p>
          </table:table-cell>
          <table:table-cell table:style-name="ce10" office:value-type="string" calcext:value-type="string">
            <text:p><text:a xlink:href="http://www.raspic.es/" xlink:type="simple">www.raspic.es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5]+[.C5])*[.E5]" office:value-type="float" office:value="46.96" calcext:value-type="float">
            <text:p>46,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6x4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Diotronic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([.B6]+[.C6])*[.E6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ra 40 Pins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Diotronic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7]+[.C7])*[.E7]"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ble Cinta 40 pin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Diotronic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formula="of:=([.B8]+[.C8])*[.E8]" office:value-type="float" office:value="0.9" calcext:value-type="float">
            <text:p>0,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ector Cable 40 pins Hembr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Diotronic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([.B9]+[.C9])*[.E9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nector Cable 40 pins Macho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Diotronic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10]+[.C10])*[.E10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ble Conector Cinta Plana 6 pins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Diotronic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([.B11]+[.C11])*[.E11]" office:value-type="float" office:value="2.6" calcext:value-type="float">
            <text:p>2,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tary Encoder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2" calcext:value-type="float">
            <text:p>0,2</text:p>
          </table:table-cell>
          <table:table-cell table:style-name="ce9" office:value-type="string" calcext:value-type="string">
            <text:p>RS-Online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([.B12]+[.C12])*[.E12]" office:value-type="float" office:value="8.8" calcext:value-type="float">
            <text:p>8,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Knob 6mm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([.B13]+[.C13])*[.E13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ja Zynthian Chapa Doblada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Besmon S.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14]+[.C14])*[.E14]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ckaging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???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15]+[.C15])*[.E15]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Hora Mano de Obr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Zynthia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B17]+[.C17])*[.E17]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 MATERIAL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 table:formula="of:=SUM([.F2:.F15])" office:value-type="float" office:value="214.76" calcext:value-type="float">
            <text:p>214,76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 calcext:value-type="string">
            <text:p>TOTAL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5" table:formula="of:=SUM([.F2:.F17])" office:value-type="float" office:value="244.76" calcext:value-type="float">
            <text:p>244,76</text:p>
          </table:table-cell>
          <table:table-cell table:style-name="ce5" table:number-columns-repeated="1018"/>
        </table:table-row>
        <table:table-row table:style-name="ro2" table:number-rows-repeated="25">
          <table:table-cell table:style-name="ce2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5:22.154801637</meta:creation-date>
    <dc:date>2015-07-10T18:27:49.837429070</dc:date>
    <meta:editing-duration>PT1H1M5S</meta:editing-duration>
    <meta:editing-cycles>6</meta:editing-cycles>
    <meta:generator>LibreOffice/4.2.8.2$Linux_X86_64 LibreOffice_project/420$Build-2</meta:generator>
    <meta:document-statistic meta:table-count="1" meta:cell-count="100" meta:object-count="0"/>
  </office:meta>
</office:document-meta>
</file>